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084d"/>
    </style:style>
    <style:style style:name="T1"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2" style:family="text">
      <style:text-properties style:text-outline="false" style:text-line-through-style="none" style:text-line-through-type="none" style:font-name="Liberation Sans1" fo:font-size="12pt" fo:font-style="normal" fo:text-shadow="none" style:text-underline-style="none" fo:font-weight="normal" officeooo:rsid="0002084d" style:font-size-asian="12pt" style:font-style-asian="normal" style:font-weight-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LE (“<text:span text:style-name="T1">A pilot study using machine learning and domain knowledge to facilitate comparative effectiveness review updating” </text:span><text:span text:style-name="T2">OR “A comparison of automated training-by-example selection algorithms for Evidence Based Software Engineering” OR “A method to support search string building in systematic literature reviews through visual text mining” OR “A new algorithm for reducing the workload of experts in performing systematic reviews” OR “A new iterative method to reduce workload in systematic review process” OR “A prospective evaluation of an automated classification system to support evidence-based medicine and systematic review” OR “A visual analysis approach to update systematic reviews” OR “A visual analysis approach to validate the selection review of primary studies in systematic reviews” OR “A visual text mining approach for systematic reviews” OR “An svm-based high-quality article classifier for systematic reviews” OR “Active learning for biomedical citation screening” OR “Automatic text classification to support systematic reviews in medicine” OR “Automatically locating results to support systematic reviews in software engineering” OR “Building systematic reviews using automatic text classification techniques” OR ‘Classifying biomedical abstracts using committees of classifiers and collective ranking techniques” OR “Cross-topic learning for work prioritization in systematic review creation and update” OR “DASyR(IR) </text:span><text:span text:style-name="T1">– document analysis system for systematic reviews (in information retrieval</text:span><text:span text:style-name="T2">)” OR “Deploying an interactive machine learning system in an evidence-based practice center: abstrackr” OR “Exploiting the systematic review protocol for classification of medical abstracts” OR “Facilitating biomedical systematic reviews using ranked text retrieval and classification” OR ‘Feature engineering and a proposed decision-support system for systematic reviewers of medical evidence” OR “Finding better active learners for faster literature reviews” OR “Improving the performance of text categorization models used for the selection of high quality articles” OR “Linked data approach for selection process automation in systematic reviews” OR “</text:span><text:span text:style-name="T1">Machine learning to assist risk-of-bias assessments in systematic reviews” </text:span><text:span text:style-name="T2">OR “Modeling annotation time to reduce workload in comparative effectiveness reviews” OR “Optimizing feature representation for automated systematic review work prioritization” OR “Pinpointing needles in giant haystacks: use of text mining to reduce impractical screening workload in extremely large scoping reviews” OR “Reducing systematic review workload through certainty-based screening” OR “Reducing workload in systematic review preparation using automated citation classification” OR “Screening nonrandomized studies for medical systematic reviews: a comparative study of classifiers” OR “Semi-automated screening of biomedical citations for systematic reviews” OR “Studying the potential impact of automated document classification on scheduling a systematic review update” OR “Supporting systematic reviews using text mining” OR “Text categorization models for high-quality article retrieval in internal medicine” OR ‘The use of visual text mining to support the study selection activity in systematic literature reviews: a replication study” OR “Toward modernizing the systematic review pipeline in genetics: efficient updating via data mining” OR “Towards automating the initial screening phase of a systematic review” OR “Using classifier performance visualization to improve collective ranking techniques for biomedical abstracts classification” OR “Using visual text mining to support the study selection activity in systematic literature reviews” OR “Clustering of medical publications for evidence based medicine summarisation” OR “Combining relevancy and methodological quality into a single ranking for evidence-based medicine” OR “GAPscreener: an automatic tool for screening human genetic association literature in PubMed using the support vector machine technique” OR “Parameterized contrast in second order soft co-occurrences: a novel text representation technique in text mining and knowledge extraction” OR “Using information visualization and text mining to facilitate the conduction of systematic literature reviews” OR “Using the scas strategy to perform the initial selection of studies in systematic reviews: an experimental stud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4:32:38.268349534</meta:creation-date>
    <dc:date>2018-12-15T14:43:29.487329864</dc:date>
    <meta:editing-duration>PT10M52S</meta:editing-duration>
    <meta:editing-cycles>3</meta:editing-cycles>
    <meta:generator>LibreOffice/6.1.3.2$Linux_X86_64 LibreOffice_project/8e614c6c3b8318e385db1239686faabc8c4848e4</meta:generator>
    <meta:document-statistic meta:table-count="0" meta:image-count="0" meta:object-count="0" meta:page-count="1" meta:paragraph-count="1" meta:word-count="580" meta:character-count="4412" meta:non-whitespace-character-count="3832"/>
  </office:meta>
</office:document-meta>
</file>